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line-height="150%" fo:text-align="justify" style:justify-single-word="false"/>
      <style:text-properties fo:font-size="20pt" officeooo:rsid="000d0c93" officeooo:paragraph-rsid="000d0c93" style:font-size-asian="20pt" style:font-size-complex="20pt"/>
    </style:style>
    <style:style style:name="P3" style:family="paragraph" style:parent-style-name="Text_20_body">
      <style:paragraph-properties fo:line-height="150%" fo:text-align="justify" style:justify-single-word="false"/>
      <style:text-properties fo:font-size="20pt" style:font-size-asian="20pt" style:font-size-complex="20pt"/>
    </style:style>
    <style:style style:name="P4" style:family="paragraph" style:parent-style-name="Text_20_body">
      <style:paragraph-properties fo:line-height="150%" fo:text-align="justify" style:justify-single-word="false"/>
      <style:text-properties fo:font-size="20pt" officeooo:rsid="000f07c7" style:font-size-asian="20pt" style:font-size-complex="20pt"/>
    </style:style>
    <style:style style:name="P5" style:family="paragraph" style:parent-style-name="Text_20_body">
      <style:paragraph-properties fo:line-height="150%" fo:text-align="justify" style:justify-single-word="false"/>
      <style:text-properties fo:font-size="20pt" officeooo:rsid="000f07c7" officeooo:paragraph-rsid="000f07c7" style:font-size-asian="20pt" style:font-size-complex="20pt"/>
    </style:style>
    <style:style style:name="P6" style:family="paragraph" style:parent-style-name="Text_20_body">
      <style:paragraph-properties fo:line-height="150%" fo:text-align="justify" style:justify-single-word="false"/>
      <style:text-properties fo:font-size="20pt" fo:font-weight="normal" officeooo:paragraph-rsid="000fcb92" style:font-size-asian="20pt" style:font-weight-asian="normal" style:font-size-complex="20pt" style:font-weight-complex="normal"/>
    </style:style>
    <style:style style:name="P7" style:family="paragraph" style:parent-style-name="Text_20_body">
      <style:paragraph-properties fo:line-height="150%" fo:text-align="justify" style:justify-single-word="false"/>
      <style:text-properties fo:font-size="20pt" fo:font-weight="normal" officeooo:rsid="000fcb92" officeooo:paragraph-rsid="000fcb92" style:font-size-asian="17.5pt" style:font-weight-asian="normal" style:font-size-complex="20pt" style:font-weight-complex="normal"/>
    </style:style>
    <style:style style:name="P8" style:family="paragraph" style:parent-style-name="Text_20_body">
      <style:paragraph-properties fo:line-height="150%" fo:text-align="justify" style:justify-single-word="false"/>
      <style:text-properties fo:font-size="20pt" fo:font-weight="normal" officeooo:rsid="0012477e" officeooo:paragraph-rsid="0012477e" style:font-size-asian="17.5pt" style:font-weight-asian="normal" style:font-size-complex="20pt" style:font-weight-complex="normal"/>
    </style:style>
    <style:style style:name="P9" style:family="paragraph" style:parent-style-name="Text_20_body">
      <style:paragraph-properties fo:line-height="150%" fo:text-align="justify" style:justify-single-word="false"/>
      <style:text-properties fo:font-size="20pt" fo:font-weight="normal" officeooo:rsid="0012477e" officeooo:paragraph-rsid="00170799" style:font-size-asian="17.5pt" style:font-weight-asian="normal" style:font-size-complex="20pt" style:font-weight-complex="normal"/>
    </style:style>
    <style:style style:name="P10" style:family="paragraph" style:parent-style-name="Text_20_body">
      <style:paragraph-properties fo:line-height="150%" fo:text-align="justify" style:justify-single-word="false"/>
      <style:text-properties fo:font-size="20pt" fo:font-weight="normal" officeooo:rsid="001439e1" officeooo:paragraph-rsid="001439e1" style:font-size-asian="17.5pt" style:font-weight-asian="normal" style:font-size-complex="20pt" style:font-weight-complex="normal"/>
    </style:style>
    <style:style style:name="P11" style:family="paragraph" style:parent-style-name="Text_20_body">
      <style:paragraph-properties fo:line-height="150%" fo:text-align="justify" style:justify-single-word="false"/>
      <style:text-properties fo:font-size="20pt" style:text-underline-style="none" fo:font-weight="normal" officeooo:rsid="001439e1" officeooo:paragraph-rsid="001439e1" style:font-size-asian="20pt" style:font-weight-asian="normal" style:font-size-complex="20pt" style:font-weight-complex="normal"/>
    </style:style>
    <style:style style:name="P12" style:family="paragraph" style:parent-style-name="Text_20_body">
      <style:paragraph-properties fo:line-height="150%" fo:text-align="justify" style:justify-single-word="false"/>
      <style:text-properties fo:font-size="20pt" style:text-underline-style="none" fo:font-weight="normal" officeooo:rsid="001439e1" officeooo:paragraph-rsid="00159095" style:font-size-asian="20pt" style:font-weight-asian="normal" style:font-size-complex="20pt" style:font-weight-complex="normal"/>
    </style:style>
    <style:style style:name="P13" style:family="paragraph" style:parent-style-name="Text_20_body">
      <style:paragraph-properties fo:line-height="150%" fo:text-align="justify" style:justify-single-word="false"/>
      <style:text-properties fo:font-size="20pt" style:text-underline-style="none" fo:font-weight="normal" style:font-size-asian="20pt" style:font-weight-asian="normal" style:font-size-complex="20pt" style:font-weight-complex="normal"/>
    </style:style>
    <style:style style:name="P14" style:family="paragraph" style:parent-style-name="Text_20_body">
      <style:paragraph-properties fo:line-height="150%" fo:text-align="justify" style:justify-single-word="false"/>
      <style:text-properties fo:font-size="20pt" style:text-underline-style="none" fo:font-weight="normal" officeooo:rsid="001439e1" officeooo:paragraph-rsid="00170799" style:font-size-asian="17.5pt" style:font-weight-asian="normal" style:font-size-complex="20pt" style:font-weight-complex="normal"/>
    </style:style>
    <style:style style:name="P15" style:family="paragraph" style:parent-style-name="Text_20_body">
      <style:paragraph-properties fo:line-height="150%" fo:text-align="justify" style:justify-single-word="false"/>
      <style:text-properties fo:font-size="20pt" style:text-underline-style="none" fo:font-weight="normal" officeooo:rsid="001439e1" officeooo:paragraph-rsid="0019c92d" style:font-size-asian="17.5pt" style:font-weight-asian="normal" style:font-size-complex="20pt" style:font-weight-complex="normal"/>
    </style:style>
    <style:style style:name="P16" style:family="paragraph" style:parent-style-name="Text_20_body">
      <style:paragraph-properties fo:line-height="150%" fo:text-align="justify" style:justify-single-word="false"/>
      <style:text-properties fo:font-size="20pt" style:text-underline-style="none" fo:font-weight="normal" officeooo:rsid="00159095" officeooo:paragraph-rsid="00159095" style:font-size-asian="17.5pt" style:font-weight-asian="normal" style:font-size-complex="20pt" style:font-weight-complex="normal"/>
    </style:style>
    <style:style style:name="P17" style:family="paragraph" style:parent-style-name="Text_20_body">
      <style:paragraph-properties fo:line-height="150%" fo:text-align="justify" style:justify-single-word="false"/>
      <style:text-properties fo:font-size="20pt" style:text-underline-style="none" fo:font-weight="normal" officeooo:rsid="00159095" officeooo:paragraph-rsid="00170799" style:font-size-asian="17.5pt" style:font-weight-asian="normal" style:font-size-complex="20pt" style:font-weight-complex="normal"/>
    </style:style>
    <style:style style:name="P18" style:family="paragraph" style:parent-style-name="Text_20_body">
      <style:paragraph-properties fo:text-align="justify" style:justify-single-word="false"/>
      <style:text-properties fo:font-size="20pt" style:text-underline-style="none" fo:font-weight="normal" style:font-size-asian="17.5pt" style:font-weight-asian="normal" style:font-size-complex="20pt" style:font-weight-complex="normal"/>
    </style:style>
    <style:style style:name="P19" style:family="paragraph" style:parent-style-name="Text_20_body">
      <style:paragraph-properties fo:line-height="150%" fo:text-align="justify" style:justify-single-word="false"/>
      <style:text-properties fo:font-size="20pt" style:text-underline-style="none" fo:font-weight="normal" style:font-size-asian="17.5pt" style:font-weight-asian="normal" style:font-size-complex="20pt" style:font-weight-complex="normal"/>
    </style:style>
    <style:style style:name="P20" style:family="paragraph" style:parent-style-name="Text_20_body">
      <style:paragraph-properties fo:text-align="justify" style:justify-single-word="false"/>
      <style:text-properties fo:font-size="20pt" style:text-underline-style="none" fo:font-weight="bold" style:font-size-asian="17.5pt" style:font-weight-asian="bold" style:font-size-complex="20pt" style:font-weight-complex="bold"/>
    </style:style>
    <style:style style:name="P21" style:family="paragraph" style:parent-style-name="Text_20_body">
      <style:paragraph-properties fo:line-height="150%" fo:text-align="justify" style:justify-single-word="false"/>
      <style:text-properties fo:font-size="20pt" style:text-underline-style="none" fo:font-weight="bold" officeooo:rsid="001439e1" officeooo:paragraph-rsid="0019c92d" style:font-size-asian="17.5pt" style:font-weight-asian="bold" style:font-size-complex="20pt" style:font-weight-complex="bold"/>
    </style:style>
    <style:style style:name="P22" style:family="paragraph" style:parent-style-name="Text_20_body">
      <style:paragraph-properties fo:text-align="justify" style:justify-single-word="false"/>
      <style:text-properties fo:font-size="20pt" style:text-underline-style="solid" style:text-underline-width="auto" style:text-underline-color="font-color" fo:font-weight="normal" officeooo:rsid="00170799" officeooo:paragraph-rsid="00170799" style:font-size-asian="20pt" style:font-weight-asian="normal" style:font-size-complex="20pt" style:font-weight-complex="normal"/>
    </style:style>
    <style:style style:name="P23" style:family="paragraph" style:parent-style-name="Text_20_body">
      <style:paragraph-properties fo:line-height="150%" fo:text-align="justify" style:justify-single-word="false"/>
    </style:style>
    <style:style style:name="P24" style:family="paragraph" style:parent-style-name="Text_20_body">
      <style:paragraph-properties fo:line-height="150%" fo:text-align="justify" style:justify-single-word="false"/>
      <style:text-properties fo:font-size="22pt" fo:font-weight="bold" officeooo:paragraph-rsid="000fcb92" style:font-size-asian="22pt" style:font-weight-asian="bold" style:font-size-complex="22pt" style:font-weight-complex="bold"/>
    </style:style>
    <style:style style:name="P25" style:family="paragraph" style:parent-style-name="Text_20_body">
      <style:paragraph-properties fo:line-height="150%" fo:text-align="justify" style:justify-single-word="false"/>
      <style:text-properties fo:font-size="22pt" fo:font-weight="bold" officeooo:rsid="000fcb92" officeooo:paragraph-rsid="000fcb92" style:font-size-asian="22pt" style:font-weight-asian="bold" style:font-size-complex="22pt" style:font-weight-complex="bold"/>
    </style:style>
    <style:style style:name="P26" style:family="paragraph" style:parent-style-name="Text_20_body">
      <style:paragraph-properties fo:line-height="150%" fo:text-align="justify" style:justify-single-word="false"/>
      <style:text-properties fo:font-size="22pt" fo:font-weight="bold" officeooo:rsid="000f07c7" officeooo:paragraph-rsid="000f07c7" style:font-size-asian="22pt" style:font-weight-asian="bold" style:font-size-complex="22pt" style:font-weight-complex="bold"/>
    </style:style>
    <style:style style:name="P27" style:family="paragraph" style:parent-style-name="Text_20_body">
      <style:text-properties fo:font-size="22pt" style:text-underline-style="none" fo:font-weight="bold" style:font-size-asian="22pt" style:font-weight-asian="bold" style:font-size-complex="22pt" style:font-weight-complex="bold"/>
    </style:style>
    <style:style style:name="P28" style:family="paragraph" style:parent-style-name="Text_20_body">
      <style:paragraph-properties fo:line-height="150%" fo:text-align="justify" style:justify-single-word="false"/>
      <style:text-properties fo:font-size="22pt" style:text-underline-style="none" fo:font-weight="bold" officeooo:rsid="001439e1" officeooo:paragraph-rsid="00159095" style:font-size-asian="22pt" style:font-weight-asian="bold" style:font-size-complex="22pt" style:font-weight-complex="bold"/>
    </style:style>
    <style:style style:name="P29" style:family="paragraph" style:parent-style-name="Text_20_body">
      <style:paragraph-properties fo:text-align="justify" style:justify-single-word="false"/>
      <style:text-properties fo:font-size="22pt" style:text-underline-style="none" fo:font-weight="bold" style:font-size-asian="22pt" style:font-weight-asian="bold" style:font-size-complex="22pt" style:font-weight-complex="bold"/>
    </style:style>
    <style:style style:name="P30" style:family="paragraph" style:parent-style-name="Text_20_body">
      <style:paragraph-properties fo:text-align="justify" style:justify-single-word="false"/>
      <style:text-properties fo:font-size="24pt" style:text-underline-style="solid" style:text-underline-width="auto" style:text-underline-color="font-color" fo:font-weight="bold" style:font-size-asian="24pt" style:font-weight-asian="bold" style:font-size-complex="24pt" style:font-weight-complex="bold"/>
    </style:style>
    <style:style style:name="P31" style:family="paragraph" style:parent-style-name="Text_20_body">
      <style:paragraph-properties fo:line-height="150%" fo:text-align="justify" style:justify-single-word="false"/>
      <style:text-properties fo:font-size="24pt" style:text-underline-style="solid" style:text-underline-width="auto" style:text-underline-color="font-color" fo:font-weight="bold" style:font-size-asian="24pt" style:font-weight-asian="bold" style:font-size-complex="24pt" style:font-weight-complex="bold"/>
    </style:style>
    <style:style style:name="P32" style:family="paragraph" style:parent-style-name="Text_20_body">
      <style:paragraph-properties fo:line-height="150%"/>
      <style:text-properties fo:font-size="15pt" fo:font-weight="normal" officeooo:paragraph-rsid="0019c92d" style:font-size-asian="15pt" style:font-weight-asian="normal" style:font-size-complex="15pt" style:font-weight-complex="normal"/>
    </style:style>
    <style:style style:name="P33" style:family="paragraph" style:parent-style-name="Text_20_body">
      <style:text-properties officeooo:paragraph-rsid="000d0c93"/>
    </style:style>
    <style:style style:name="P34" style:family="paragraph" style:parent-style-name="Title">
      <style:text-properties officeooo:paragraph-rsid="000d0c93"/>
    </style:style>
    <style:style style:name="P35" style:family="paragraph" style:parent-style-name="Subtitle">
      <style:text-properties fo:font-weight="bold" style:font-weight-asian="bold" style:font-weight-complex="bold"/>
    </style:style>
    <style:style style:name="P36" style:family="paragraph" style:parent-style-name="Text_20_body">
      <style:text-properties fo:font-size="15pt" fo:font-weight="normal" officeooo:rsid="0019c92d" officeooo:paragraph-rsid="0019c92d" style:font-size-asian="15pt" style:font-weight-asian="normal" style:font-size-complex="15pt" style:font-weight-complex="normal"/>
    </style:style>
    <style:style style:name="P37" style:family="paragraph" style:parent-style-name="Text_20_body">
      <style:paragraph-properties fo:line-height="150%" fo:text-align="justify" style:justify-single-word="false"/>
      <style:text-properties fo:font-size="20pt" fo:font-weight="normal" officeooo:rsid="0012200d" officeooo:paragraph-rsid="0011442c" style:font-size-asian="20pt" style:font-weight-asian="normal" style:font-size-complex="20pt" style:font-weight-complex="normal"/>
    </style:style>
    <style:style style:name="P38" style:family="paragraph" style:parent-style-name="Text_20_body">
      <style:paragraph-properties fo:line-height="150%" fo:text-align="justify" style:justify-single-word="false"/>
      <style:text-properties fo:font-size="20pt" fo:font-weight="bold" officeooo:rsid="0012200d" officeooo:paragraph-rsid="0012477e" style:font-size-asian="20pt" style:font-weight-asian="bold" style:font-size-complex="20pt" style:font-weight-complex="bold"/>
    </style:style>
    <style:style style:name="P39" style:family="paragraph" style:parent-style-name="Text_20_body">
      <style:paragraph-properties fo:line-height="150%" fo:text-align="justify" style:justify-single-word="false"/>
      <style:text-properties fo:font-size="20pt" style:text-underline-style="none" fo:font-weight="normal" officeooo:rsid="0012477e" officeooo:paragraph-rsid="00159095" style:font-size-asian="17.5pt" style:font-weight-asian="normal" style:font-size-complex="20pt" style:font-weight-complex="normal"/>
    </style:style>
    <style:style style:name="P40" style:family="paragraph" style:parent-style-name="Text_20_body">
      <style:paragraph-properties fo:line-height="150%" fo:text-align="justify" style:justify-single-word="false"/>
      <style:text-properties fo:font-size="20pt" style:text-underline-style="none" fo:font-weight="normal" officeooo:rsid="0012477e" officeooo:paragraph-rsid="00170799" style:font-size-asian="20pt" style:font-weight-asian="normal" style:font-size-complex="20pt" style:font-weight-complex="normal"/>
    </style:style>
    <style:style style:name="P41" style:family="paragraph" style:parent-style-name="Text_20_body">
      <style:paragraph-properties fo:line-height="150%" fo:text-align="justify" style:justify-single-word="false"/>
      <style:text-properties fo:font-size="22pt" fo:font-weight="bold" officeooo:rsid="0012200d" officeooo:paragraph-rsid="0012477e" style:font-size-asian="22pt" style:font-weight-asian="bold" style:font-size-complex="22pt" style:font-weight-complex="bold"/>
    </style:style>
    <style:style style:name="P42" style:family="paragraph" style:parent-style-name="Text_20_body">
      <style:text-properties fo:font-size="24pt" style:text-underline-style="solid" style:text-underline-width="auto" style:text-underline-color="font-color" style:font-size-asian="24pt" style:font-size-complex="24pt"/>
    </style:style>
    <style:style style:name="P43" style:family="paragraph" style:parent-style-name="Heading_20_1">
      <style:text-properties fo:font-size="24pt" style:text-underline-style="solid" style:text-underline-width="auto" style:text-underline-color="font-color" style:font-size-asian="24pt" style:font-size-complex="24pt"/>
    </style:style>
    <style:style style:name="T1" style:family="text">
      <style:text-properties officeooo:rsid="000d0c93"/>
    </style:style>
    <style:style style:name="T2" style:family="text">
      <style:text-properties fo:font-weight="normal" style:font-weight-asian="normal" style:font-weight-complex="normal"/>
    </style:style>
    <style:style style:name="T3" style:family="text">
      <style:text-properties fo:font-size="20pt" style:font-size-asian="20pt" style:font-size-complex="20pt"/>
    </style:style>
    <style:style style:name="T4" style:family="text">
      <style:text-properties fo:font-size="20pt" officeooo:rsid="000f07c7" style:font-size-asian="20pt" style:font-size-complex="20pt"/>
    </style:style>
    <style:style style:name="T5" style:family="text">
      <style:text-properties officeooo:rsid="000f07c7"/>
    </style:style>
    <style:style style:name="T6" style:family="text">
      <style:text-properties officeooo:rsid="000fcb92"/>
    </style:style>
    <style:style style:name="T7" style:family="text">
      <style:text-properties style:font-size-asian="20pt"/>
    </style:style>
    <style:style style:name="T8" style:family="text">
      <style:text-properties officeooo:rsid="000d0c93" style:font-size-asian="20pt"/>
    </style:style>
    <style:style style:name="T9" style:family="text">
      <style:text-properties officeooo:rsid="000f07c7" style:font-size-asian="20pt"/>
    </style:style>
    <style:style style:name="T10" style:family="text">
      <style:text-properties officeooo:rsid="0012200d" style:font-size-asian="20pt"/>
    </style:style>
    <style:style style:name="T11" style:family="text">
      <style:text-properties officeooo:rsid="000fcb92" style:font-size-asian="20pt"/>
    </style:style>
    <style:style style:name="T12" style:family="text">
      <style:text-properties officeooo:rsid="0012477e" style:font-size-asian="20pt"/>
    </style:style>
    <style:style style:name="T13" style:family="text">
      <style:text-properties officeooo:rsid="0012477e"/>
    </style:style>
    <style:style style:name="T14" style:family="text">
      <style:text-properties officeooo:rsid="001439e1"/>
    </style:style>
    <style:style style:name="T15" style:family="text">
      <style:text-properties officeooo:rsid="00159095"/>
    </style:style>
    <style:style style:name="T16" style:family="text">
      <style:text-properties officeooo:rsid="0012477e" style:font-size-asian="17.5pt"/>
    </style:style>
    <style:style style:name="T17" style:family="text">
      <style:text-properties officeooo:rsid="00170799"/>
    </style:style>
    <style:style style:name="T18" style:family="text">
      <style:text-properties officeooo:rsid="0017f89f"/>
    </style:style>
    <style:style style:name="T19" style:family="text">
      <style:text-properties officeooo:rsid="0019c92d"/>
    </style:style>
    <style:style style:name="T20" style:family="text">
      <style:text-properties fo:font-size="15pt" fo:font-weight="normal" officeooo:rsid="0019c92d" style:font-size-asian="13.1000003814697pt" style:font-weight-asian="normal" style:font-size-complex="15pt" style:font-weight-complex="normal"/>
    </style:style>
    <style:style style:name="T21" style:family="text">
      <style:text-properties fo:font-size="15pt" fo:font-weight="normal" officeooo:rsid="0019c92d" style:font-size-asian="15pt" style:font-weight-asian="normal" style:font-size-complex="15pt" style:font-weight-complex="normal"/>
    </style:style>
    <style:style style:name="T22" style:family="text">
      <style:text-properties fo:font-size="15pt" style:font-size-asian="15pt" style:font-size-complex="15pt"/>
    </style:style>
    <style:style style:name="T23" style:family="text">
      <style:text-properties fo:font-size="15pt" officeooo:rsid="0019c92d" style:font-size-asian="15pt" style:font-size-complex="15pt"/>
    </style:style>
    <style:style style:name="T24" style:family="text">
      <style:text-properties officeooo:rsid="001a728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Software Requirements Specification(SRS) <text:span text:style-name="T1">for</text:span></text:p>
      <text:p text:style-name="P33"/>
      <text:p text:style-name="P35">Detect Retinal Diseases From Optical Coherency Tomography Images(OCT<text:span text:style-name="T1">)</text:span></text:p>
      <text:p text:style-name="P36"/>
      <text:p text:style-name="P36"/>
      <text:p text:style-name="P1">________________________________________________________________________________________________________________________</text:p>
      <text:h text:style-name="P43" text:outline-level="1">Objective:-</text:h>
      <text:p text:style-name="P3">The main objective of this specification is to easy the process of <text:span text:style-name="T1">detecting retinal deseases</text:span></text:p>
      <text:p text:style-name="P2">Using<text:span text:style-name="T2"> Optical Coherency Tomography Images(OCT),Using data set consisting of OCT images, we demonstrate performance comparable to that of human experts in classifying Choroidal Neovascularization, Diabetic macular edema and Drusen.</text:span></text:p>
      <text:h text:style-name="P43" text:outline-level="1">Introduction:-</text:h>
      <text:p text:style-name="P23"><text:span text:style-name="T3">This project is developed to</text:span><text:span text:style-name="T4"> detect the retinal deseases.In many eye hospitals it will take too much time to detect a retinal deseases and we have to wait a long for reports,to reduce patient and doctor’s time and provide a better treatment for a patient in a quick manner.</text:span></text:p>
      <text:p text:style-name="P4"><text:tab/><text:tab/>In this project we are going to develop diagnostic tool based on deep learning framework for screening of patients with treatable blinding retinal diseases. Using this approach to a data set consisting of OCT images, we demonstrate performance comparable to that of human experts in classifying Choroidal Neovascularization, Diabetic macular edema and Drusen.</text:p>
      <text:p text:style-name="P5"><text:tab/><text:tab/>The goal of this project is to detect a ey<text:span text:style-name="T18">e </text:span>retinal deseases in a short period of time <text:s/>that will help to provide a better treatment for a patient in a quick manner.</text:p>
      <text:p text:style-name="P5"/>
      <text:p text:style-name="P26">Purpose:-</text:p>
      <text:p text:style-name="P6">The purpose of the <text:span text:style-name="T6">project</text:span> is to simplify the process <text:span text:style-name="T6">of detecting eye retinal deseases such as Choroidal Neovascularization, Diabetic macular edema and Drusen in a short interval of time by using OCT images that will help to provide a better treatment for a patient in a quick manner.</text:span></text:p>
      <text:p text:style-name="P6"/>
      <text:p text:style-name="P24"><text:soft-page-break/></text:p>
      <text:p text:style-name="P24"/>
      <text:p text:style-name="P24">Intended User:-</text:p>
      <text:p text:style-name="P7">Doctors can use this tool to detect the eye retinal deseases in short interval of time.Lab Technicians also can use this tool for quick and better performence.</text:p>
      <text:p text:style-name="P7"/>
      <text:p text:style-name="P25">Project Scope:-</text:p>
      <text:p text:style-name="P7">The tool will take the retinal OCT( <text:span text:style-name="T8">Optical Coherency Tomography</text:span><text:span text:style-name="T7">) images of a patient.The tool already had <text:s/>OCT images which are related to </text:span><text:span text:style-name="T9">Choroidal Neovascularization, Diabetic macular edema and Drusen.</text:span><text:span text:style-name="T10">By comparing the both patient OCT image and the pre defined dataset OCT images we predict the output weather the patient have any one of the retinal deseases or not.To make sure the tool is simple and easy to use.</text:span></text:p>
      <text:p text:style-name="P37"/>
      <text:p text:style-name="P41">Limitations:-</text:p>
      <text:p text:style-name="P8">By using OCT<text:span text:style-name="T6">( </text:span><text:span text:style-name="T8">Optical Coherency Tomography</text:span><text:span text:style-name="T11">) images </text:span><text:span text:style-name="T7">only we can predict the output.Normal camera images is not supportable to the tool.</text:span></text:p>
      <text:p text:style-name="P38"/>
      <text:p text:style-name="P25">Overview:-</text:p>
      <text:p text:style-name="P8">1.<text:span text:style-name="T17">T</text:span>o detect a desease.</text:p>
      <text:p text:style-name="P8">2.Quick response so time saving.</text:p>
      <text:p text:style-name="P8">3.According to <text:span text:style-name="T14">the </text:span>desease,what are the medications <text:s/>we have to take is also prescribed.</text:p>
      <text:p text:style-name="P10">4.Very useful in emergency cases.</text:p>
      <text:p text:style-name="P8"/>
      <text:p text:style-name="P7"/>
      <text:p text:style-name="P7"/>
      <text:p text:style-name="P7"/>
      <text:h text:style-name="P43" text:outline-level="1"><text:soft-page-break/>Overall Description:-</text:h>
      <text:p text:style-name="P42"/>
      <text:p text:style-name="P27"><text:span text:style-name="T14">Product </text:span>Prospective:-</text:p>
      <text:p text:style-name="P13">1.To provide an efficient <text:span text:style-name="T14">eye retinal desease detecting tool to the user.</text:span></text:p>
      <text:p text:style-name="P11">2.To provide a tool to the user which takes a short interval of time to detect a desease.(<text:span text:style-name="T5"> Choroidal Neovascularization, Diabetic macular edema and Drusen.</text:span>)</text:p>
      <text:p text:style-name="P12">3.<text:span text:style-name="T15">As per the output,if we have any of above deseasesthen what are the </text:span><text:span text:style-name="T16"><text:s/>medications <text:s/>we have to take is also prescribed.</text:span></text:p>
      <text:p text:style-name="P39"/>
      <text:p text:style-name="P28">Product Features:-</text:p>
      <text:p text:style-name="P16">1.By taking the patient/user retinal OCT images as a input ,the tool will detect the deseases and predict the output.</text:p>
      <text:p text:style-name="P12"><text:span text:style-name="T15">2</text:span>.<text:span text:style-name="T15">As per the output,if we have any of above deseasesthen what are the </text:span><text:span text:style-name="T16"><text:s/>medications <text:s/>we have to take is also prescribed.</text:span></text:p>
      <text:p text:style-name="P39"/>
      <text:p text:style-name="P29">Operating Environment:-</text:p>
      <text:p text:style-name="P19">1.Operating system<text:tab/>: <text:span text:style-name="T24">Linux(Ubuntu)</text:span></text:p>
      <text:p text:style-name="P19">2.Processor <text:s text:c="8"/><text:tab/><text:tab/>: <text:span text:style-name="T24">Intel xeon </text:span></text:p>
      <text:p text:style-name="P19">3.RAM <text:tab/><text:tab/><text:tab/><text:tab/>: <text:span text:style-name="T24">13GB</text:span></text:p>
      <text:p text:style-name="P19">4.Disk<text:tab/><text:tab/><text:tab/><text:tab/>: <text:s/><text:span text:style-name="T24">320 GB</text:span></text:p>
      <text:p text:style-name="P18"/>
      <text:p text:style-name="P18"/>
      <text:p text:style-name="P18"/>
      <text:p text:style-name="P18"/>
      <text:p text:style-name="P18"/>
      <text:p text:style-name="P18"/>
      <text:p text:style-name="P18"/>
      <text:p text:style-name="P30">System Features:-</text:p>
      <text:p text:style-name="P30"><text:soft-page-break/></text:p>
      <text:p text:style-name="P29">Functional Requirements:</text:p>
      <text:p text:style-name="P22">Input:</text:p>
      <text:p text:style-name="P17">1.By taking the patient/user retinal OCT images as a input ,the tool will detect the deseases and predict the output.<text:span text:style-name="T13">By using OCT( </text:span><text:span text:style-name="T8">Optical Coherency Tomography</text:span><text:span text:style-name="T11">) images </text:span><text:span text:style-name="T12">only we can predict the output.Normal camera images is not supportable to the tool.</text:span></text:p>
      <text:p text:style-name="P40"/>
      <text:p text:style-name="P20">Non Functional Requirements:-</text:p>
      <text:p text:style-name="P18">1. Availability:-</text:p>
      <text:p text:style-name="P18">The <text:span text:style-name="T17">tool</text:span> should be available at all times.It means 24 x 7 availability.</text:p>
      <text:p text:style-name="P18"/>
      <text:p text:style-name="P18"><text:span text:style-name="T17">2</text:span>.Performance:-</text:p>
      <text:p text:style-name="P19">The <text:span text:style-name="T17">tool </text:span>is interactive and the delays involved are less.<text:span text:style-name="T17">Very quick response using this tool.</text:span></text:p>
      <text:p text:style-name="P19"/>
      <text:p text:style-name="P31">Benifits:-</text:p>
      <text:p text:style-name="P9">1.Easy to detect a desease.</text:p>
      <text:p text:style-name="P9">2.Quick response so time saving.</text:p>
      <text:p text:style-name="P9">3.According to <text:span text:style-name="T14">the </text:span>desease,what are the medications <text:s/>we have to take is also prescribed.</text:p>
      <text:p text:style-name="P14">4.Very useful in emergency cases.</text:p>
      <text:p text:style-name="P14"/>
      <text:p text:style-name="P14"/>
      <text:p text:style-name="P15"><text:tab/><text:tab/><text:tab/><text:tab/><text:span text:style-name="T22"><text:tab/><text:tab/><text:tab/>Student Details:1 </text:span><text:span text:style-name="T23">J.Sasi Kiran(N151115), N151115@rguktn.ac.in</text:span></text:p>
      <text:p text:style-name="P32"><text:tab/><text:tab/><text:tab/><text:tab/><text:tab/> <text:s text:c="6"/><text:tab/><text:tab/><text:tab/><text:tab/> <text:s text:c="6"/><text:span text:style-name="T19">2 D.Likhil Kumar(N150488), N150488@rguktn.ac.in</text:span></text:p>
      <text:p text:style-name="P32"><text:tab/><text:tab/><text:tab/><text:tab/><text:tab/> <text:s text:c="4"/><text:tab/><text:tab/><text:tab/><text:tab/> <text:s text:c="6"/><text:span text:style-name="T19">3 </text:span>B.Syamala(N150081),n150081@rguktn.ac.in</text:p>
      <text:p text:style-name="P21"><text:tab/><text:tab/><text:tab/><text:tab/><text:tab/> <text:s text:c="8"/><text:tab/><text:tab/><text:tab/> <text:s text:c="4"/><text:span text:style-name="T20">4 V.Devaraj Varma(N150571), N150571</text:span><text:span text:style-name="T21">@rguktn.ac.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16.5354in" style:num-format="1" style:print-orientation="portrait" fo:margin-top="0.7874in" fo:margin-bottom="0.7874in" fo:margin-left="0.7874in" fo:margin-right="0.7874in" fo:border="none" fo:padding="0.0193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1T11:19:58.199713904</meta:creation-date>
    <dc:date>2019-09-11T16:05:19.956282463</dc:date>
    <meta:editing-duration>PT28M46S</meta:editing-duration>
    <meta:editing-cycles>6</meta:editing-cycles>
    <meta:generator>LibreOffice/5.1.6.2$Linux_X86_64 LibreOffice_project/10m0$Build-2</meta:generator>
    <meta:document-statistic meta:table-count="0" meta:image-count="0" meta:object-count="0" meta:page-count="4" meta:paragraph-count="54" meta:word-count="641" meta:character-count="4368" meta:non-whitespace-character-count="3677"/>
  </office:meta>
</office:document-meta>
</file>